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AD Name</text:p>
          </table:table-cell>
          <table:table-cell table:style-name="ce1" office:value-type="string" calcext:value-type="string">
            <text:p>ADPhone</text:p>
          </table:table-cell>
          <table:table-cell table:style-name="ce1" office:value-type="string" calcext:value-type="string">
            <text:p>ADEma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a3d45e5-f0a6-4375-8dc5-3b99e9c5bbfb" xlink:type="simple">Aberdeen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dy Park</text:p>
          </table:table-cell>
          <table:table-cell office:value-type="string" calcext:value-type="string">
            <text:p><text:a xlink:href="tel:+12082417625" xlink:type="simple">208-241-7625</text:a></text:p>
          </table:table-cell>
          <table:table-cell office:value-type="string" calcext:value-type="string">
            <text:p><text:a xlink:href="mailto:parkc@aberdeen58.org" xlink:type="simple">parkc@aberdeen58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0254b83-3a42-4be4-aea3-51b9aa80cf5f" xlink:type="simple">Ambrose School (The)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Kelly Barbour</text:p>
          </table:table-cell>
          <table:table-cell table:style-name="ce3" office:value-type="string" calcext:value-type="string">
            <text:p/>
          </table:table-cell>
          <table:table-cell office:value-type="string" calcext:value-type="string">
            <text:p><text:a xlink:href="mailto:kbarbour@theambroseschool.org" xlink:type="simple">kbarbour@theambroseschool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0b4a564-2d93-4779-89b7-ea1647ca546a" xlink:type="simple">American Falls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yan Flake</text:p>
          </table:table-cell>
          <table:table-cell office:value-type="string" calcext:value-type="string">
            <text:p><text:a xlink:href="tel:+12082262531" xlink:type="simple">208-226-2531</text:a></text:p>
          </table:table-cell>
          <table:table-cell office:value-type="string" calcext:value-type="string">
            <text:p><text:a xlink:href="mailto:bryanf@sd381.k12.id.us" xlink:type="simple">bryanf@sd381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f4f5e2b5-5801-4de1-b8c5-36b8c5acfc30" xlink:type="simple">Bear Lake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hael Wilding</text:p>
          </table:table-cell>
          <table:table-cell office:value-type="string" calcext:value-type="string">
            <text:p><text:a xlink:href="tel:+12088470294" xlink:type="simple">208-847-0294</text:a></text:p>
          </table:table-cell>
          <table:table-cell office:value-type="string" calcext:value-type="string">
            <text:p><text:a xlink:href="mailto:mwilding@blsd.net" xlink:type="simple">mwilding@blsd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a233bea-3132-4f0b-bd96-fc4c57f903b6" xlink:type="simple">Bishop Kelly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om Shanahan</text:p>
          </table:table-cell>
          <table:table-cell office:value-type="string" calcext:value-type="string">
            <text:p><text:a xlink:href="tel:+12083756010" xlink:type="simple">208-375-6010</text:a> x2030</text:p>
          </table:table-cell>
          <table:table-cell office:value-type="string" calcext:value-type="string">
            <text:p><text:a xlink:href="mailto:tshanahan@bk.org" xlink:type="simple">tshanahan@bk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1f351ba-4cd2-48e9-af98-a271331c0772" xlink:type="simple">Blackfoot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ody Shelley</text:p>
          </table:table-cell>
          <table:table-cell office:value-type="string" calcext:value-type="string">
            <text:p><text:a xlink:href="tel:+12083179330" xlink:type="simple">208-317-9330</text:a></text:p>
          </table:table-cell>
          <table:table-cell office:value-type="string" calcext:value-type="string">
            <text:p><text:a xlink:href="mailto:shelcody@d55.k12.id.us" xlink:type="simple">shelcody@d55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1e700b0-9c9e-4e62-b8d3-85acb23347a4" xlink:type="simple">Bliss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rent Bjornn</text:p>
          </table:table-cell>
          <table:table-cell office:value-type="string" calcext:value-type="string">
            <text:p><text:a xlink:href="tel:+12083524445" xlink:type="simple">208-352-4445</text:a></text:p>
          </table:table-cell>
          <table:table-cell office:value-type="string" calcext:value-type="string">
            <text:p><text:a xlink:href="mailto:brent.bjornn@bliss234.org" xlink:type="simple">brent.bjornn@bliss234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f95d8b74-4cee-4655-8338-de8da417cdfd" xlink:type="simple">Boise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rian Barber</text:p>
          </table:table-cell>
          <table:table-cell office:value-type="string" calcext:value-type="string">
            <text:p><text:a xlink:href="tel:+12088544329" xlink:type="simple">208-854-4329</text:a></text:p>
          </table:table-cell>
          <table:table-cell office:value-type="string" calcext:value-type="string">
            <text:p><text:a xlink:href="mailto:brian.barber@boiseschools.org" xlink:type="simple">brian.barber@bois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d6539f9-d9e3-43c5-b186-052e4032c19a" xlink:type="simple">Bonners Ferry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than Williams</text:p>
          </table:table-cell>
          <table:table-cell office:value-type="string" calcext:value-type="string">
            <text:p><text:a xlink:href="tel:+12082673149" xlink:type="simple">208-267-3149</text:a></text:p>
          </table:table-cell>
          <table:table-cell office:value-type="string" calcext:value-type="string">
            <text:p><text:a xlink:href="mailto:nathan.williams@mail.bcsd101.com" xlink:type="simple">nathan.williams@mail.bcsd101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432e046-3dfb-4ae9-98a1-ffa6b4b92cf3" xlink:type="simple">Bonneville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yler Johnson</text:p>
          </table:table-cell>
          <table:table-cell office:value-type="string" calcext:value-type="string">
            <text:p><text:a xlink:href="tel:+12085254406" xlink:type="simple">208-525-4406</text:a></text:p>
          </table:table-cell>
          <table:table-cell office:value-type="string" calcext:value-type="string">
            <text:p><text:a xlink:href="mailto:johnsont@d93.k12.id.us" xlink:type="simple">johnsont@d93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a0bc5ce-51c4-4c23-a6c3-e23abe307f0d" xlink:type="simple">Borah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Vince Mann</text:p>
          </table:table-cell>
          <table:table-cell office:value-type="string" calcext:value-type="string">
            <text:p><text:a xlink:href="tel:+12088544391" xlink:type="simple">208-854-4391</text:a></text:p>
          </table:table-cell>
          <table:table-cell office:value-type="string" calcext:value-type="string">
            <text:p><text:a xlink:href="mailto:vince.mann@boiseschools.org" xlink:type="simple">vince.mann@bois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b3d07ad-4a73-4314-b01b-db380a212b60" xlink:type="simple">Buhl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tacy Wilson</text:p>
          </table:table-cell>
          <table:table-cell office:value-type="string" calcext:value-type="string">
            <text:p><text:a xlink:href="tel:+12085438262" xlink:type="simple">208-543-8262</text:a> x209</text:p>
          </table:table-cell>
          <table:table-cell office:value-type="string" calcext:value-type="string">
            <text:p><text:a xlink:href="mailto:swilson@buhlschools.org" xlink:type="simple">swilson@buhl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3a7e1b7-3a00-49a8-be14-777743922786" xlink:type="simple">Burley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Randy Winn</text:p>
          </table:table-cell>
          <table:table-cell office:value-type="string" calcext:value-type="string">
            <text:p><text:a xlink:href="tel:+12088786606" xlink:type="simple">208-878-6606</text:a></text:p>
          </table:table-cell>
          <table:table-cell office:value-type="string" calcext:value-type="string">
            <text:p><text:a xlink:href="mailto:winrandy@cassiaschools.org" xlink:type="simple">winrandy@cassi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f7b48ceb-4ab2-4e77-8b6a-dd259a30f599" xlink:type="simple">Butte County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Angie McAffee</text:p>
          </table:table-cell>
          <table:table-cell office:value-type="string" calcext:value-type="string">
            <text:p><text:a xlink:href="tel:+12085897346" xlink:type="simple">208-589-7346</text:a></text:p>
          </table:table-cell>
          <table:table-cell office:value-type="string" calcext:value-type="string">
            <text:p><text:a xlink:href="mailto:mcafangi@butteschools.org" xlink:type="simple">mcafangi@butt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7657764-4dcd-4427-b8bf-58d7200777ed" xlink:type="simple">Caldwell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on Hallock</text:p>
          </table:table-cell>
          <table:table-cell office:value-type="string" calcext:value-type="string">
            <text:p><text:a xlink:href="tel:+12084553304" xlink:type="simple">208-455-3304</text:a></text:p>
          </table:table-cell>
          <table:table-cell office:value-type="string" calcext:value-type="string">
            <text:p><text:a xlink:href="mailto:jhallock@caldwellschools.org" xlink:type="simple">jhallock@caldwell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83f752a-3ea2-441e-a127-ee9d32fd2cb0" xlink:type="simple">Camas County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ike McHan</text:p>
          </table:table-cell>
          <table:table-cell office:value-type="string" calcext:value-type="string">
            <text:p><text:a xlink:href="tel:+12087642472" xlink:type="simple">208-764-2472</text:a></text:p>
          </table:table-cell>
          <table:table-cell office:value-type="string" calcext:value-type="string">
            <text:p><text:a xlink:href="mailto:mmchan@camascountyschools.org" xlink:type="simple">mmchan@camascounty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7ecf7a4-29bd-4991-9767-fca36c6c8860" xlink:type="simple">Cambridge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Sara Kindall</text:p>
          </table:table-cell>
          <table:table-cell office:value-type="string" calcext:value-type="string">
            <text:p><text:a xlink:href="tel:+12082573311" xlink:type="simple">208-257-3311</text:a></text:p>
          </table:table-cell>
          <table:table-cell office:value-type="string" calcext:value-type="string">
            <text:p><text:a xlink:href="mailto:skindall@cambridge432.org" xlink:type="simple">skindall@cambridge432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950188b-d8b7-414c-b7a4-2da3053b6f32" xlink:type="simple">Canyon Ridge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ean Impomeni</text:p>
          </table:table-cell>
          <table:table-cell office:value-type="string" calcext:value-type="string">
            <text:p><text:a xlink:href="tel:+12087327555" xlink:type="simple">208-732-7555</text:a></text:p>
          </table:table-cell>
          <table:table-cell office:value-type="string" calcext:value-type="string">
            <text:p><text:a xlink:href="mailto:impomenise@tfsd.org" xlink:type="simple">impomenise@tf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1ae4c8a-2132-4cf9-866e-a3afc56be473" xlink:type="simple">Capital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eremy Munroe</text:p>
          </table:table-cell>
          <table:table-cell office:value-type="string" calcext:value-type="string">
            <text:p><text:a xlink:href="tel:+12088544501" xlink:type="simple">208-854-4501</text:a></text:p>
          </table:table-cell>
          <table:table-cell office:value-type="string" calcext:value-type="string">
            <text:p><text:a xlink:href="mailto:jeremy.munroe@boiseschools.org" xlink:type="simple">jeremy.munroe@bois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a7f85cd-1cd7-4492-9c83-e8db816a427b" xlink:type="simple">Carey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Lee Jay Cook</text:p>
          </table:table-cell>
          <table:table-cell office:value-type="string" calcext:value-type="string">
            <text:p><text:a xlink:href="tel:+12084810542" xlink:type="simple">208-481-0542</text:a></text:p>
          </table:table-cell>
          <table:table-cell office:value-type="string" calcext:value-type="string">
            <text:p><text:a xlink:href="mailto:ljcook@blaineschools.org" xlink:type="simple">ljcook@blain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03efe19-98b3-489a-83dc-4e485b2decb0" xlink:type="simple">Cascade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mos Lee</text:p>
          </table:table-cell>
          <table:table-cell office:value-type="string" calcext:value-type="string">
            <text:p><text:a xlink:href="tel:+12086306057" xlink:type="simple">208-630-6057</text:a> x2460</text:p>
          </table:table-cell>
          <table:table-cell office:value-type="string" calcext:value-type="string">
            <text:p><text:a xlink:href="mailto:amos@cascadeschools.org" xlink:type="simple">amos@cascad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bab31e9-6673-42ac-aed6-d61b2a61f69e" xlink:type="simple">Castleford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rian Lowry</text:p>
          </table:table-cell>
          <table:table-cell office:value-type="string" calcext:value-type="string">
            <text:p><text:a xlink:href="tel:+12085376511" xlink:type="simple">208-537-6511</text:a></text:p>
          </table:table-cell>
          <table:table-cell office:value-type="string" calcext:value-type="string">
            <text:p><text:a xlink:href="mailto:blowry@castlefordschools.org" xlink:type="simple">blowry@castleford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4570278-f174-40f2-ba9e-8029b4363469" xlink:type="simple">Centennial Baptist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elissa Cornwall</text:p>
          </table:table-cell>
          <table:table-cell office:value-type="string" calcext:value-type="string">
            <text:p><text:a xlink:href="tel:+12084541997" xlink:type="simple">208-454-1997</text:a></text:p>
          </table:table-cell>
          <table:table-cell office:value-type="string" calcext:value-type="string">
            <text:p><text:a xlink:href="mailto:office@centennialbaptist.education" xlink:type="simple">office@centennialbaptist.education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037276a-d533-4c2e-af06-7a93ba7f15bd" xlink:type="simple">Centennial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on Watson</text:p>
          </table:table-cell>
          <table:table-cell office:value-type="string" calcext:value-type="string">
            <text:p><text:a xlink:href="tel:+12088554250" xlink:type="simple">208-855-4250</text:a></text:p>
          </table:table-cell>
          <table:table-cell office:value-type="string" calcext:value-type="string">
            <text:p><text:a xlink:href="mailto:watson.jon@westada.org" xlink:type="simple">watson.jon@westada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a5cd1ba-dfaf-48fd-8273-f3777a9204a4" xlink:type="simple">Century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rk Pixton</text:p>
          </table:table-cell>
          <table:table-cell office:value-type="string" calcext:value-type="string">
            <text:p><text:a xlink:href="tel:+12084786863" xlink:type="simple">208-478-6863</text:a></text:p>
          </table:table-cell>
          <table:table-cell office:value-type="string" calcext:value-type="string">
            <text:p><text:a xlink:href="mailto:pixtonma@sd25.us" xlink:type="simple">pixtonma@sd25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cc5ef50-9a88-48f5-97b9-c57bd9fb51f2" xlink:type="simple">Challis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Jennifer Zollinger</text:p>
          </table:table-cell>
          <table:table-cell office:value-type="string" calcext:value-type="string">
            <text:p><text:a xlink:href="tel:+12088792439" xlink:type="simple">208-879-2439</text:a></text:p>
          </table:table-cell>
          <table:table-cell office:value-type="string" calcext:value-type="string">
            <text:p><text:a xlink:href="mailto:zolljenn@d181.k12.id.us" xlink:type="simple">zolljenn@d181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a2b8aa83-e3c5-4422-9d04-573c2c018aa6" xlink:type="simple">Clark County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B.J. Adams</text:p>
          </table:table-cell>
          <table:table-cell office:value-type="string" calcext:value-type="string">
            <text:p><text:a xlink:href="tel:+12083745215" xlink:type="simple">208-374-5215</text:a></text:p>
          </table:table-cell>
          <table:table-cell office:value-type="string" calcext:value-type="string">
            <text:p><text:a xlink:href="mailto:ccad@mudlake.net" xlink:type="simple">ccad@mudlake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e185030-0f99-4db6-a1d3-f494598fbc9b" xlink:type="simple">Clark Fork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rian Arthun</text:p>
          </table:table-cell>
          <table:table-cell office:value-type="string" calcext:value-type="string">
            <text:p><text:a xlink:href="tel:+12082557177" xlink:type="simple">208-255-7177</text:a></text:p>
          </table:table-cell>
          <table:table-cell office:value-type="string" calcext:value-type="string">
            <text:p><text:a xlink:href="mailto:brian.arthun@lposd.org" xlink:type="simple">brian.arthun@lpo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99d5b8f-c4c2-4941-8354-66fc300445c1" xlink:type="simple">Clearwater Valley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Kolby Krieger</text:p>
          </table:table-cell>
          <table:table-cell office:value-type="string" calcext:value-type="string">
            <text:p><text:a xlink:href="tel:+12089264511" xlink:type="simple">208-926-4511</text:a></text:p>
          </table:table-cell>
          <table:table-cell office:value-type="string" calcext:value-type="string">
            <text:p><text:a xlink:href="mailto:kriegerk@sd244.org" xlink:type="simple">kriegerk@sd244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23a3edb-86bb-4250-acbb-476b3bddab1f" xlink:type="simple">Coeur d'Alene Charter Academy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aron Lippy</text:p>
          </table:table-cell>
          <table:table-cell office:value-type="string" calcext:value-type="string">
            <text:p><text:a xlink:href="tel:+12086761667" xlink:type="simple">208-676-1667</text:a></text:p>
          </table:table-cell>
          <table:table-cell office:value-type="string" calcext:value-type="string">
            <text:p><text:a xlink:href="mailto:alippy@cdacharter.org" xlink:type="simple">alippy@cdacharter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6f2d163-e30a-4bdc-94d8-49e4eb5af456" xlink:type="simple">Coeur d'Alene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ike Randles</text:p>
          </table:table-cell>
          <table:table-cell office:value-type="string" calcext:value-type="string">
            <text:p><text:a xlink:href="tel:+12086674500" xlink:type="simple">208-667-4500</text:a></text:p>
          </table:table-cell>
          <table:table-cell office:value-type="string" calcext:value-type="string">
            <text:p><text:a xlink:href="mailto:mrandles@cdaschools.org" xlink:type="simple">mrandles@cd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42f234e-a28a-448c-9a4d-785637097587" xlink:type="simple">Cole Valley Christian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onnor Jackson</text:p>
          </table:table-cell>
          <table:table-cell office:value-type="string" calcext:value-type="string">
            <text:p><text:a xlink:href="tel:+12089471212" xlink:type="simple">208-947-1212</text:a> x1508</text:p>
          </table:table-cell>
          <table:table-cell office:value-type="string" calcext:value-type="string">
            <text:p><text:a xlink:href="mailto:connor.jackson@cvcsonline.org" xlink:type="simple">connor.jackson@cvcsonline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016bc3b-17a0-458e-8ca3-88abf1cc657d" xlink:type="simple">Columbia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andy Potter</text:p>
          </table:table-cell>
          <table:table-cell office:value-type="string" calcext:value-type="string">
            <text:p><text:a xlink:href="tel:+12084980571" xlink:type="simple">208-498-0571</text:a></text:p>
          </table:table-cell>
          <table:table-cell office:value-type="string" calcext:value-type="string">
            <text:p><text:a xlink:href="mailto:rpotter@nsd131.org" xlink:type="simple">rpotter@nsd13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bc00388-6486-4183-8dac-0e7d36d32b30" xlink:type="simple">Compass Charter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ake Trudeau</text:p>
          </table:table-cell>
          <table:table-cell office:value-type="string" calcext:value-type="string">
            <text:p><text:a xlink:href="tel:+12084018056" xlink:type="simple">208-401-8056</text:a></text:p>
          </table:table-cell>
          <table:table-cell office:value-type="string" calcext:value-type="string">
            <text:p><text:a xlink:href="mailto:jtrudeau@compasscharter.org" xlink:type="simple">jtrudeau@compasscharter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77bf0f3-af0e-4734-91ba-c4077f9493a5" xlink:type="simple">Council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ndy Glenn</text:p>
          </table:table-cell>
          <table:table-cell office:value-type="string" calcext:value-type="string">
            <text:p><text:a xlink:href="tel:+12087412527" xlink:type="simple">208-741-2527</text:a></text:p>
          </table:table-cell>
          <table:table-cell office:value-type="string" calcext:value-type="string">
            <text:p><text:a xlink:href="mailto:a_glenn@csd13.org" xlink:type="simple">a_glenn@csd13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a2c676ff-fd8b-4916-b5bc-6abb861dc532" xlink:type="simple">Culdesac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Lindsey Felton</text:p>
          </table:table-cell>
          <table:table-cell office:value-type="string" calcext:value-type="string">
            <text:p><text:a xlink:href="tel:+12088435413" xlink:type="simple">208-843-5413</text:a></text:p>
          </table:table-cell>
          <table:table-cell office:value-type="string" calcext:value-type="string">
            <text:p><text:a xlink:href="mailto:lfelton@culsch.org" xlink:type="simple">lfelton@culsch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a883caf-a143-427b-a92b-e6eda400be41" xlink:type="simple">Deary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Kendrick Jared</text:p>
          </table:table-cell>
          <table:table-cell office:value-type="string" calcext:value-type="string">
            <text:p><text:a xlink:href="tel:+12088771151" xlink:type="simple">208-877-1151</text:a></text:p>
          </table:table-cell>
          <table:table-cell office:value-type="string" calcext:value-type="string">
            <text:p><text:a xlink:href="mailto:kjared@sd288.k12.id.us" xlink:type="simple">kjared@sd288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6f75799-ecbc-43cb-9e41-4e52b2210bc0" xlink:type="simple">Declo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cott Muir</text:p>
          </table:table-cell>
          <table:table-cell office:value-type="string" calcext:value-type="string">
            <text:p><text:a xlink:href="tel:+12086549960" xlink:type="simple">208-654-9960</text:a></text:p>
          </table:table-cell>
          <table:table-cell office:value-type="string" calcext:value-type="string">
            <text:p><text:a xlink:href="mailto:muiscott@cassiaschools.org" xlink:type="simple">muiscott@cassi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6ba19ffc-fb2f-4624-bba9-9463cffde501" xlink:type="simple">Dietrich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rody Astle</text:p>
          </table:table-cell>
          <table:table-cell office:value-type="string" calcext:value-type="string">
            <text:p><text:a xlink:href="tel:+12085442158" xlink:type="simple">208-544-2158</text:a></text:p>
          </table:table-cell>
          <table:table-cell office:value-type="string" calcext:value-type="string">
            <text:p><text:a xlink:href="mailto:brodya@dietrichschools.org" xlink:type="simple">brodya@dietrich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f94fd43-3070-4b82-8227-391c048dcbc2" xlink:type="simple">Eagle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eth Holt</text:p>
          </table:table-cell>
          <table:table-cell office:value-type="string" calcext:value-type="string">
            <text:p><text:a xlink:href="tel:+12083504235" xlink:type="simple">208-350-4235</text:a></text:p>
          </table:table-cell>
          <table:table-cell office:value-type="string" calcext:value-type="string">
            <text:p><text:a xlink:href="mailto:holt.beth@westada.org" xlink:type="simple">holt.beth@westada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57bc18f-472d-4cd2-b380-b374b841609f" xlink:type="simple">Emmett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Gavin Watson</text:p>
          </table:table-cell>
          <table:table-cell office:value-type="string" calcext:value-type="string">
            <text:p><text:a xlink:href="tel:+12083656323" xlink:type="simple">208-365-6323</text:a> x1647</text:p>
          </table:table-cell>
          <table:table-cell office:value-type="string" calcext:value-type="string">
            <text:p><text:a xlink:href="mailto:gwatson@isd221.net" xlink:type="simple">gwatson@isd221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632b104-3911-4cb9-bb2d-81bb605eea3f" xlink:type="simple">Filer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Trudy Weaver</text:p>
          </table:table-cell>
          <table:table-cell office:value-type="string" calcext:value-type="string">
            <text:p><text:a xlink:href="tel:+12083265944" xlink:type="simple">208-326-5944</text:a></text:p>
          </table:table-cell>
          <table:table-cell office:value-type="string" calcext:value-type="string">
            <text:p><text:a xlink:href="mailto:tweaver@filerschools.org" xlink:type="simple">tweaver@filer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1746aeb-6af1-4685-b07f-b19ab3149bd5" xlink:type="simple">Firth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cott Adams</text:p>
          </table:table-cell>
          <table:table-cell office:value-type="string" calcext:value-type="string">
            <text:p><text:a xlink:href="tel:+12083466812" xlink:type="simple">208-346-6812</text:a></text:p>
          </table:table-cell>
          <table:table-cell office:value-type="string" calcext:value-type="string">
            <text:p><text:a xlink:href="mailto:sadams@d59.k12.id.us" xlink:type="simple">sadams@d59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38dd7e9-2be0-4a62-b909-65bcd0dfbc76" xlink:type="simple">Fruitland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ss Wright</text:p>
          </table:table-cell>
          <table:table-cell office:value-type="string" calcext:value-type="string">
            <text:p><text:a xlink:href="tel:+12084524411" xlink:type="simple">208-452-4411</text:a></text:p>
          </table:table-cell>
          <table:table-cell office:value-type="string" calcext:value-type="string">
            <text:p><text:a xlink:href="mailto:rwright@fruitlandschools.org" xlink:type="simple">rwright@fruitland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0944092-0df6-45b0-b25b-3aa1280096da" xlink:type="simple">Garden Valley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ke Chandler</text:p>
          </table:table-cell>
          <table:table-cell office:value-type="string" calcext:value-type="string">
            <text:p><text:a xlink:href="tel:+12084623756" xlink:type="simple">208-462-3756</text:a> x1059</text:p>
          </table:table-cell>
          <table:table-cell office:value-type="string" calcext:value-type="string">
            <text:p><text:a xlink:href="mailto:mchandler@gvsd.net" xlink:type="simple">mchandler@gvsd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d074302b-8ff9-4daf-bf89-a9d6bc560482" xlink:type="simple">Gem State Academy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eremy Perkins</text:p>
          </table:table-cell>
          <table:table-cell office:value-type="string" calcext:value-type="string">
            <text:p><text:a xlink:href="tel:+12108456445" xlink:type="simple">210-845-6445</text:a></text:p>
          </table:table-cell>
          <table:table-cell office:value-type="string" calcext:value-type="string">
            <text:p><text:a xlink:href="mailto:jperkins@gemstate.org" xlink:type="simple">jperkins@gemstate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aa2d62a-18c4-4691-b2c1-4dfef26628f1" xlink:type="simple">Genesee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Kelly Caldwell</text:p>
          </table:table-cell>
          <table:table-cell office:value-type="string" calcext:value-type="string">
            <text:p><text:a xlink:href="tel:+12082851162" xlink:type="simple">208-285-1162</text:a> x203</text:p>
          </table:table-cell>
          <table:table-cell office:value-type="string" calcext:value-type="string">
            <text:p><text:a xlink:href="mailto:kcaldwell@sd282.org" xlink:type="simple">kcaldwell@sd282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0fb12a4-6535-4693-a9a0-77071fc46164" xlink:type="simple">Genesis Prep Academy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ula Thurston</text:p>
          </table:table-cell>
          <table:table-cell office:value-type="string" calcext:value-type="string">
            <text:p><text:a xlink:href="tel:+12086910712" xlink:type="simple">208-691-0712</text:a></text:p>
          </table:table-cell>
          <table:table-cell office:value-type="string" calcext:value-type="string">
            <text:p><text:a xlink:href="mailto:pthurston@genesisprep.org" xlink:type="simple">pthurston@genesisprep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e7ff9ea-fc36-4959-9a4d-73570407437e" xlink:type="simple">Glenns Ferry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elli McHone</text:p>
          </table:table-cell>
          <table:table-cell office:value-type="string" calcext:value-type="string">
            <text:p><text:a xlink:href="tel:+12083667434" xlink:type="simple">208-366-7434</text:a> x103</text:p>
          </table:table-cell>
          <table:table-cell office:value-type="string" calcext:value-type="string">
            <text:p><text:a xlink:href="mailto:kmchone@glennsferryschools.org" xlink:type="simple">kmchone@glennsferry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eaff6b1-ba76-4f3b-9909-31e3df4c0970" xlink:type="simple">Gooding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Logan Briggs</text:p>
          </table:table-cell>
          <table:table-cell office:value-type="string" calcext:value-type="string">
            <text:p><text:a xlink:href="tel:+12089344321" xlink:type="simple">208-934-4321</text:a> x349</text:p>
          </table:table-cell>
          <table:table-cell office:value-type="string" calcext:value-type="string">
            <text:p><text:a xlink:href="mailto:logan.briggs@goodingschools.org" xlink:type="simple">logan.briggs@gooding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3ebc90fa-a9b2-48fc-adc5-bb2c335461de" xlink:type="simple">Grace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avis Draper</text:p>
          </table:table-cell>
          <table:table-cell office:value-type="string" calcext:value-type="string">
            <text:p><text:a xlink:href="tel:+12084253731" xlink:type="simple">208-425-3731</text:a></text:p>
          </table:table-cell>
          <table:table-cell office:value-type="string" calcext:value-type="string">
            <text:p><text:a xlink:href="mailto:tdraper@sd148.org" xlink:type="simple">tdraper@sd148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f9ea2959-b5e6-44f6-9d36-5b2139335c74" xlink:type="simple">Grace Lutheran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eremy Hess</text:p>
          </table:table-cell>
          <table:table-cell office:value-type="string" calcext:value-type="string">
            <text:p><text:a xlink:href="tel:+12083174566" xlink:type="simple">208-317-4566</text:a></text:p>
          </table:table-cell>
          <table:table-cell office:value-type="string" calcext:value-type="string">
            <text:p><text:a xlink:href="mailto:jhess@gracepocatello.org" xlink:type="simple">jhess@gracepocatello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f394c2e-99fa-4f31-aa6a-84409d311169" xlink:type="simple">Grangeville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att Dame</text:p>
          </table:table-cell>
          <table:table-cell office:value-type="string" calcext:value-type="string">
            <text:p><text:a xlink:href="tel:+12089830580" xlink:type="simple">208-983-0580</text:a></text:p>
          </table:table-cell>
          <table:table-cell office:value-type="string" calcext:value-type="string">
            <text:p><text:a xlink:href="mailto:damem@sd244.org" xlink:type="simple">damem@sd244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8387116-9183-4951-9f08-44f81dafce3d" xlink:type="simple">Greenleaf Friends Academy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Larry Taylor</text:p>
          </table:table-cell>
          <table:table-cell office:value-type="string" calcext:value-type="string">
            <text:p><text:a xlink:href="tel:+12084596346" xlink:type="simple">208-459-6346</text:a></text:p>
          </table:table-cell>
          <table:table-cell office:value-type="string" calcext:value-type="string">
            <text:p><text:a xlink:href="mailto:lctaylor1@mindspring.com" xlink:type="simple">lctaylor1@mindspring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03cb92d-7c53-47cc-ba5f-bbd40adda899" xlink:type="simple">Hagerman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Jaren Wadsworth</text:p>
          </table:table-cell>
          <table:table-cell office:value-type="string" calcext:value-type="string">
            <text:p><text:a xlink:href="tel:+14356609485" xlink:type="simple">435-660-9485</text:a></text:p>
          </table:table-cell>
          <table:table-cell office:value-type="string" calcext:value-type="string">
            <text:p><text:a xlink:href="mailto:jaren.wadsworth@hjsd.org" xlink:type="simple">jaren.wadsworth@hj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1b43d8b-dcc9-405c-bd99-361f1ce6bf3c" xlink:type="simple">Hansen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Jim Lasso</text:p>
          </table:table-cell>
          <table:table-cell office:value-type="string" calcext:value-type="string">
            <text:p><text:a xlink:href="tel:+12084235593" xlink:type="simple">208-423-5593</text:a> x2214</text:p>
          </table:table-cell>
          <table:table-cell office:value-type="string" calcext:value-type="string">
            <text:p><text:a xlink:href="mailto:jlasso@hansenschools.org" xlink:type="simple">jlasso@hansen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32d30c95-afc3-4fa4-ae3a-abf423de6b23" xlink:type="simple">Highland High School - Craigmont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nnis Fredrickson</text:p>
          </table:table-cell>
          <table:table-cell office:value-type="string" calcext:value-type="string">
            <text:p><text:a xlink:href="tel:+12089257474" xlink:type="simple">208-925-7474</text:a></text:p>
          </table:table-cell>
          <table:table-cell office:value-type="string" calcext:value-type="string">
            <text:p><text:a xlink:href="mailto:dfredrickson@sd305.org" xlink:type="simple">dfredrickson@sd305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ee708ac-12aa-4163-a6fd-7fd04134f5de" xlink:type="simple">Highland High School - Pocatello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avis Bell</text:p>
          </table:table-cell>
          <table:table-cell office:value-type="string" calcext:value-type="string">
            <text:p><text:a xlink:href="tel:+12085300293" xlink:type="simple">208-530-0293</text:a></text:p>
          </table:table-cell>
          <table:table-cell office:value-type="string" calcext:value-type="string">
            <text:p><text:a xlink:href="mailto:belltr@sd25.us" xlink:type="simple">belltr@sd25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d32b547-30b4-430e-b91a-263780909d98" xlink:type="simple">Hillcrest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Wendy Johnson</text:p>
          </table:table-cell>
          <table:table-cell office:value-type="string" calcext:value-type="string">
            <text:p><text:a xlink:href="tel:+12085254429" xlink:type="simple">208-525-4429</text:a></text:p>
          </table:table-cell>
          <table:table-cell office:value-type="string" calcext:value-type="string">
            <text:p><text:a xlink:href="mailto:johnsonw@d93.k12.id.us" xlink:type="simple">johnsonw@d93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5ef0926-9098-46b2-ba8b-71518d4e6acf" xlink:type="simple">Homedale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asey Grove</text:p>
          </table:table-cell>
          <table:table-cell office:value-type="string" calcext:value-type="string">
            <text:p><text:a xlink:href="tel:+12083404611" xlink:type="simple">208-340-4611</text:a></text:p>
          </table:table-cell>
          <table:table-cell office:value-type="string" calcext:value-type="string">
            <text:p><text:a xlink:href="mailto:cgrove@homedaleschools.org" xlink:type="simple">cgrove@homedal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e30d29f-1e6d-4a1f-ad6a-ca2f49cd5656" xlink:type="simple">Horseshoe Bend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nnis Chesnut</text:p>
          </table:table-cell>
          <table:table-cell office:value-type="string" calcext:value-type="string">
            <text:p><text:a xlink:href="tel:+12087932225" xlink:type="simple">208-793-2225</text:a></text:p>
          </table:table-cell>
          <table:table-cell office:value-type="string" calcext:value-type="string">
            <text:p><text:a xlink:href="mailto:chesnutd@hsbschools.org" xlink:type="simple">chesnutd@hsb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c3ed74f-acab-4144-8e0f-8406ce7c780b" xlink:type="simple">Idaho Arts Charter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rie McGrath</text:p>
          </table:table-cell>
          <table:table-cell office:value-type="string" calcext:value-type="string">
            <text:p><text:a xlink:href="tel:+12084634324" xlink:type="simple">208-463-4324</text:a></text:p>
          </table:table-cell>
          <table:table-cell office:value-type="string" calcext:value-type="string">
            <text:p><text:a xlink:href="mailto:marie.mcgrath@idahoartscharter.org" xlink:type="simple">marie.mcgrath@idahoartscharter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b6c0865-7153-4e3d-9725-deec0da6aef3" xlink:type="simple">Idaho City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Sean Porter</text:p>
          </table:table-cell>
          <table:table-cell office:value-type="string" calcext:value-type="string">
            <text:p><text:a xlink:href="tel:+12083924183" xlink:type="simple">208-392-4183</text:a> x1295</text:p>
          </table:table-cell>
          <table:table-cell office:value-type="string" calcext:value-type="string">
            <text:p><text:a xlink:href="mailto:sporter@basinschools.net" xlink:type="simple">sporter@basinschools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8454fda-5dc1-4012-bd78-d39f472e4f2f" xlink:type="simple">Idaho Falls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at Lloyd</text:p>
          </table:table-cell>
          <table:table-cell office:value-type="string" calcext:value-type="string">
            <text:p><text:a xlink:href="tel:+12085257798" xlink:type="simple">208-525-7798</text:a></text:p>
          </table:table-cell>
          <table:table-cell office:value-type="string" calcext:value-type="string">
            <text:p><text:a xlink:href="mailto:lloypat@d91.k12.id.us" xlink:type="simple">lloypat@d91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faccc2d8-9798-4e81-b8a3-3544839685a0" xlink:type="simple">Idaho School for the Deaf &amp; Blind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en Anderson</text:p>
          </table:table-cell>
          <table:table-cell office:value-type="string" calcext:value-type="string">
            <text:p><text:a xlink:href="tel:+12089348754" xlink:type="simple">208-934-8754</text:a></text:p>
          </table:table-cell>
          <table:table-cell office:value-type="string" calcext:value-type="string">
            <text:p><text:a xlink:href="mailto:ken.anderson@iesdb.org" xlink:type="simple">ken.anderson@iesdb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fc52e805-29dd-4c6c-a59f-1a302c29b4e0" xlink:type="simple">Jerome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cott Burton</text:p>
          </table:table-cell>
          <table:table-cell office:value-type="string" calcext:value-type="string">
            <text:p><text:a xlink:href="tel:+12084041098" xlink:type="simple">208-404-1098</text:a></text:p>
          </table:table-cell>
          <table:table-cell office:value-type="string" calcext:value-type="string">
            <text:p><text:a xlink:href="mailto:scott.burton@jeromeschools.org" xlink:type="simple">scott.burton@jerom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bfeca23-fa28-423e-9160-cdc8812f6dcb" xlink:type="simple">Kamiah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Leah York</text:p>
          </table:table-cell>
          <table:table-cell office:value-type="string" calcext:value-type="string">
            <text:p><text:a xlink:href="tel:+12089354071" xlink:type="simple">208-935-4071</text:a></text:p>
          </table:table-cell>
          <table:table-cell office:value-type="string" calcext:value-type="string">
            <text:p><text:a xlink:href="mailto:lyork@kamiah.org" xlink:type="simple">lyork@kamiah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989b200-cf19-4cbc-a428-ccf4ffe93008" xlink:type="simple">Kellogg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ike LaFountaine</text:p>
          </table:table-cell>
          <table:table-cell office:value-type="string" calcext:value-type="string">
            <text:p><text:a xlink:href="tel:+12087841371" xlink:type="simple">208-784-1371</text:a></text:p>
          </table:table-cell>
          <table:table-cell office:value-type="string" calcext:value-type="string">
            <text:p><text:a xlink:href="mailto:mike.lafountaine@kelloggschools.org" xlink:type="simple">mike.lafountaine@kellogg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3177ecb3-7ffa-4a6b-8fa3-f7a6fd69277f" xlink:type="simple">Kendrick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organ LeBlanc</text:p>
          </table:table-cell>
          <table:table-cell office:value-type="string" calcext:value-type="string">
            <text:p><text:a xlink:href="tel:+12082894202" xlink:type="simple">208-289-4202</text:a></text:p>
          </table:table-cell>
          <table:table-cell office:value-type="string" calcext:value-type="string">
            <text:p><text:a xlink:href="mailto:morgan.leblanc@sd283.org" xlink:type="simple">morgan.leblanc@sd283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5a26c9a-c7d4-4a97-a2d1-4e0757bcf0fb" xlink:type="simple">Kimberly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irby Bright</text:p>
          </table:table-cell>
          <table:table-cell office:value-type="string" calcext:value-type="string">
            <text:p><text:a xlink:href="tel:+12084234170" xlink:type="simple">208-423-4170</text:a> x3143</text:p>
          </table:table-cell>
          <table:table-cell office:value-type="string" calcext:value-type="string">
            <text:p><text:a xlink:href="mailto:kbright@kimberly.edu" xlink:type="simple">kbright@kimberly.edu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47341be-02bb-46c0-8eaa-26f397ee5dd6" xlink:type="simple">Kootenai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ug Napierala</text:p>
          </table:table-cell>
          <table:table-cell office:value-type="string" calcext:value-type="string">
            <text:p><text:a xlink:href="tel:+12086893311" xlink:type="simple">208-689-3311</text:a></text:p>
          </table:table-cell>
          <table:table-cell office:value-type="string" calcext:value-type="string">
            <text:p><text:a xlink:href="mailto:dnapierala@sd274.com" xlink:type="simple">dnapierala@sd274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6a90713b-9268-49c8-9200-4cc6afd9ef59" xlink:type="simple">Kuna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racy Donaldson</text:p>
          </table:table-cell>
          <table:table-cell office:value-type="string" calcext:value-type="string">
            <text:p><text:a xlink:href="tel:+12089550200" xlink:type="simple">208-955-0200</text:a> x2082</text:p>
          </table:table-cell>
          <table:table-cell office:value-type="string" calcext:value-type="string">
            <text:p><text:a xlink:href="mailto:tdonaldson@kunaschools.org" xlink:type="simple">tdonaldson@kun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cdcbe49-daa8-472b-af2f-0cf32ee3772e" xlink:type="simple">Lake City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im Winger</text:p>
          </table:table-cell>
          <table:table-cell office:value-type="string" calcext:value-type="string">
            <text:p><text:a xlink:href="tel:+12087690769" xlink:type="simple">208-769-0769</text:a></text:p>
          </table:table-cell>
          <table:table-cell office:value-type="string" calcext:value-type="string">
            <text:p><text:a xlink:href="mailto:jwinger@cdaschools.org" xlink:type="simple">jwinger@cd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5fc42bb-97a9-4d74-b9c6-9aac788352b0" xlink:type="simple">Lakeland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ike Divilbiss</text:p>
          </table:table-cell>
          <table:table-cell office:value-type="string" calcext:value-type="string">
            <text:p><text:a xlink:href="tel:+12086870181" xlink:type="simple">208-687-0181</text:a></text:p>
          </table:table-cell>
          <table:table-cell office:value-type="string" calcext:value-type="string">
            <text:p><text:a xlink:href="mailto:mike.divilbiss@lakeland272.org" xlink:type="simple">mike.divilbiss@lakeland272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5eb7255-5528-4fe2-9d1d-790be628eddf" xlink:type="simple">Lakeside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erel Hight</text:p>
          </table:table-cell>
          <table:table-cell office:value-type="string" calcext:value-type="string">
            <text:p><text:a xlink:href="tel:+12086862160" xlink:type="simple">208-686-2160</text:a></text:p>
          </table:table-cell>
          <table:table-cell office:value-type="string" calcext:value-type="string">
            <text:p><text:a xlink:href="mailto:hight.jerel@lakesidesch.org" xlink:type="simple">hight.jerel@lakesidesch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9100d8f-ada9-4136-88a9-3fab8c0ca2fb" xlink:type="simple">Lapwai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William Big Man</text:p>
          </table:table-cell>
          <table:table-cell office:value-type="string" calcext:value-type="string">
            <text:p><text:a xlink:href="tel:+12088432241" xlink:type="simple">208-843-2241</text:a></text:p>
          </table:table-cell>
          <table:table-cell office:value-type="string" calcext:value-type="string">
            <text:p><text:a xlink:href="mailto:williamdbigman@gmail.com" xlink:type="simple">williamdbigman@gmail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f928240-97f5-4667-a8be-5f57ef636a44" xlink:type="simple">Leadore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Kevin Ramsey</text:p>
          </table:table-cell>
          <table:table-cell office:value-type="string" calcext:value-type="string">
            <text:p><text:a xlink:href="tel:+12087682442" xlink:type="simple">208-768-2442</text:a></text:p>
          </table:table-cell>
          <table:table-cell office:value-type="string" calcext:value-type="string">
            <text:p><text:a xlink:href="mailto:kpramsey@leadoreschool.org" xlink:type="simple">kpramsey@leadoreschool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a0c517a-b180-4b8b-a1f9-3ce15efe7349" xlink:type="simple">Lewiston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orey Williams</text:p>
          </table:table-cell>
          <table:table-cell office:value-type="string" calcext:value-type="string">
            <text:p><text:a xlink:href="tel:+12087483104" xlink:type="simple">208-748-3104</text:a></text:p>
          </table:table-cell>
          <table:table-cell office:value-type="string" calcext:value-type="string">
            <text:p><text:a xlink:href="mailto:cwilliams@lewistonschools.net" xlink:type="simple">cwilliams@lewistonschools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1667493-ad69-41b3-9fde-82f8047a8556" xlink:type="simple">Liberty Charter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rk Wachsmuth</text:p>
          </table:table-cell>
          <table:table-cell office:value-type="string" calcext:value-type="string">
            <text:p><text:a xlink:href="tel:+12084667952" xlink:type="simple">208-466-7952</text:a></text:p>
          </table:table-cell>
          <table:table-cell office:value-type="string" calcext:value-type="string">
            <text:p><text:a xlink:href="mailto:mwachsmuth@libertycharterschool.com" xlink:type="simple">mwachsmuth@libertycharterschool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6a65bd8f-f318-4834-bd9c-88013c437a9c" xlink:type="simple">Lighthouse Christian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aequon Montreal</text:p>
          </table:table-cell>
          <table:table-cell office:value-type="string" calcext:value-type="string">
            <text:p><text:a xlink:href="tel:+12085958950" xlink:type="simple">208-595-8950</text:a></text:p>
          </table:table-cell>
          <table:table-cell office:value-type="string" calcext:value-type="string">
            <text:p><text:a xlink:href="mailto:dmontreal@lighthousecs.org" xlink:type="simple">dmontreal@lighthousec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33e467f2-08a0-4961-8803-6838aa53608d" xlink:type="simple">Logos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Patrick Lopez</text:p>
          </table:table-cell>
          <table:table-cell office:value-type="string" calcext:value-type="string">
            <text:p><text:a xlink:href="tel:+12088833137" xlink:type="simple">208-883-3137</text:a></text:p>
          </table:table-cell>
          <table:table-cell office:value-type="string" calcext:value-type="string">
            <text:p><text:a xlink:href="mailto:ad@logosschool.com" xlink:type="simple">ad@logosschool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f0cdaba-16a1-49b6-838f-83bab046d5f8" xlink:type="simple">Mackay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Mark Gross</text:p>
          </table:table-cell>
          <table:table-cell office:value-type="string" calcext:value-type="string">
            <text:p><text:a xlink:href="tel:+12085882262" xlink:type="simple">208-588-2262</text:a> x36</text:p>
          </table:table-cell>
          <table:table-cell office:value-type="string" calcext:value-type="string">
            <text:p><text:a xlink:href="mailto:markgros@mackayschools.org" xlink:type="simple">markgros@mackay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e080312-326f-48e6-b9ef-d95e2b962b89" xlink:type="simple">Madison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hayne Proctor</text:p>
          </table:table-cell>
          <table:table-cell office:value-type="string" calcext:value-type="string">
            <text:p><text:a xlink:href="tel:+12083593305" xlink:type="simple">208-359-3305</text:a></text:p>
          </table:table-cell>
          <table:table-cell office:value-type="string" calcext:value-type="string">
            <text:p><text:a xlink:href="mailto:proctors@msd321.com" xlink:type="simple">proctors@msd321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a934064-27e6-4ec3-945a-2b3cc3c9311b" xlink:type="simple">Magic Valley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Roger Keller</text:p>
          </table:table-cell>
          <table:table-cell office:value-type="string" calcext:value-type="string">
            <text:p><text:a xlink:href="tel:+12087338823" xlink:type="simple">208-733-8823</text:a></text:p>
          </table:table-cell>
          <table:table-cell office:value-type="string" calcext:value-type="string">
            <text:p><text:a xlink:href="mailto:kellerro@tfsd.org" xlink:type="simple">kellerro@tf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32bde51-0621-4848-a368-dda7ee21522e" xlink:type="simple">Malad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ndy Alder</text:p>
          </table:table-cell>
          <table:table-cell office:value-type="string" calcext:value-type="string">
            <text:p><text:a xlink:href="tel:+12087663188" xlink:type="simple">208-766-3188</text:a></text:p>
          </table:table-cell>
          <table:table-cell office:value-type="string" calcext:value-type="string">
            <text:p><text:a xlink:href="mailto:wendy.alder@malad.us" xlink:type="simple">wendy.alder@mala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bd42016-7148-48a6-a9c6-cd1bb0c4742b" xlink:type="simple">Marsh Valley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gan Kent</text:p>
          </table:table-cell>
          <table:table-cell office:value-type="string" calcext:value-type="string">
            <text:p><text:a xlink:href="tel:+12082543223" xlink:type="simple">208-254-3223</text:a></text:p>
          </table:table-cell>
          <table:table-cell office:value-type="string" calcext:value-type="string">
            <text:p><text:a xlink:href="mailto:lkent@mvsd21.org" xlink:type="simple">lkent@mvsd2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08350f1-a24e-4e3c-b379-1beb29c27da1" xlink:type="simple">Marsing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rian Marshall</text:p>
          </table:table-cell>
          <table:table-cell office:value-type="string" calcext:value-type="string">
            <text:p><text:a xlink:href="tel:+12086495411" xlink:type="simple">208-649-5411</text:a> x297</text:p>
          </table:table-cell>
          <table:table-cell office:value-type="string" calcext:value-type="string">
            <text:p><text:a xlink:href="mailto:bmarshall@marsingschools.org" xlink:type="simple">bmarshall@marsing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3ad3800-173b-437a-b97e-47899845adc6" xlink:type="simple">McCall-Donnelly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onor Kennedy</text:p>
          </table:table-cell>
          <table:table-cell office:value-type="string" calcext:value-type="string">
            <text:p><text:a xlink:href="tel:+12083152759" xlink:type="simple">208-315-2759</text:a></text:p>
          </table:table-cell>
          <table:table-cell office:value-type="string" calcext:value-type="string">
            <text:p><text:a xlink:href="mailto:ckennedy@mdsd.org" xlink:type="simple">ckennedy@md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dbbef69-6fa4-4b96-a022-be2e22664a38" xlink:type="simple">Meadows Valley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randy Padgett</text:p>
          </table:table-cell>
          <table:table-cell office:value-type="string" calcext:value-type="string">
            <text:p><text:a xlink:href="tel:+12084690015" xlink:type="simple">208-469-0015</text:a></text:p>
          </table:table-cell>
          <table:table-cell office:value-type="string" calcext:value-type="string">
            <text:p><text:a xlink:href="mailto:bpadgett@mvsd11.org" xlink:type="simple">bpadgett@mvsd1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36acdd0d-a5d6-41a2-aff9-5c9a944d5284" xlink:type="simple">Melba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asey Clark</text:p>
          </table:table-cell>
          <table:table-cell office:value-type="string" calcext:value-type="string">
            <text:p><text:a xlink:href="tel:+12084952221" xlink:type="simple">208-495-2221</text:a></text:p>
          </table:table-cell>
          <table:table-cell office:value-type="string" calcext:value-type="string">
            <text:p><text:a xlink:href="mailto:cclark@melbaschools.org" xlink:type="simple">cclark@melb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f14444e-c06d-4094-a175-372f9af03813" xlink:type="simple">Meridian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ke Graefe</text:p>
          </table:table-cell>
          <table:table-cell office:value-type="string" calcext:value-type="string">
            <text:p><text:a xlink:href="tel:+12083504160" xlink:type="simple">208-350-4160</text:a></text:p>
          </table:table-cell>
          <table:table-cell office:value-type="string" calcext:value-type="string">
            <text:p><text:a xlink:href="mailto:graefe.mike@westada.org" xlink:type="simple">graefe.mike@westada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d0c5b5a5-f1f1-4e10-ae70-282d131d1c30" xlink:type="simple">Middleton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ndy Ankeny</text:p>
          </table:table-cell>
          <table:table-cell office:value-type="string" calcext:value-type="string">
            <text:p><text:a xlink:href="tel:+12085856657" xlink:type="simple">208-585-6657</text:a> x719</text:p>
          </table:table-cell>
          <table:table-cell office:value-type="string" calcext:value-type="string">
            <text:p><text:a xlink:href="mailto:aankeny@msd134.org" xlink:type="simple">aankeny@msd134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37ee4b9-4a11-4e41-8351-157ab4952663" xlink:type="simple">Midvale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ennifer Uhlenkott</text:p>
          </table:table-cell>
          <table:table-cell office:value-type="string" calcext:value-type="string">
            <text:p><text:a xlink:href="tel:+12083552234" xlink:type="simple">208-355-2234</text:a></text:p>
          </table:table-cell>
          <table:table-cell office:value-type="string" calcext:value-type="string">
            <text:p><text:a xlink:href="mailto:uhlenkottj@msd433.org" xlink:type="simple">uhlenkottj@msd433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d48c07f7-5bda-42af-ba38-1fb8928c211e" xlink:type="simple">Minico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rady Trenkle</text:p>
          </table:table-cell>
          <table:table-cell office:value-type="string" calcext:value-type="string">
            <text:p><text:a xlink:href="tel:+12084364721" xlink:type="simple">208-436-4721</text:a> x007</text:p>
          </table:table-cell>
          <table:table-cell office:value-type="string" calcext:value-type="string">
            <text:p><text:a xlink:href="mailto:bratrenkle@minidokaschools.org" xlink:type="simple">bratrenkle@minidok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4f1fe6d-d051-45d0-a8a6-05ddc9a73d81" xlink:type="simple">Moscow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Lance Abendroth</text:p>
          </table:table-cell>
          <table:table-cell office:value-type="string" calcext:value-type="string">
            <text:p><text:a xlink:href="tel:+12088822591" xlink:type="simple">208-882-2591</text:a></text:p>
          </table:table-cell>
          <table:table-cell office:value-type="string" calcext:value-type="string">
            <text:p><text:a xlink:href="mailto:abendrol@msd281.org" xlink:type="simple">abendrol@msd28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6d0c090-f47a-4726-b58b-978a5f5683f2" xlink:type="simple">Mountain Home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John Clark</text:p>
          </table:table-cell>
          <table:table-cell office:value-type="string" calcext:value-type="string">
            <text:p><text:a xlink:href="tel:+12085872570" xlink:type="simple">208-587-2570</text:a></text:p>
          </table:table-cell>
          <table:table-cell office:value-type="string" calcext:value-type="string">
            <text:p><text:a xlink:href="mailto:clark_jf@mtnhomesd.org" xlink:type="simple">clark_jf@mtnhome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399bf06f-0d6f-4196-a0f1-b7e8325c027b" xlink:type="simple">Mountain View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Luke Wolf</text:p>
          </table:table-cell>
          <table:table-cell office:value-type="string" calcext:value-type="string">
            <text:p><text:a xlink:href="tel:+12088554050" xlink:type="simple">208-855-4050</text:a></text:p>
          </table:table-cell>
          <table:table-cell office:value-type="string" calcext:value-type="string">
            <text:p><text:a xlink:href="mailto:wolf.luke@westada.org" xlink:type="simple">wolf.luke@westada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65beb47f-7d7c-4abe-ae87-0fd41de8c8b9" xlink:type="simple">Mullan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etson Spooner</text:p>
          </table:table-cell>
          <table:table-cell office:value-type="string" calcext:value-type="string">
            <text:p><text:a xlink:href="tel:+12087441126" xlink:type="simple">208-744-1126</text:a></text:p>
          </table:table-cell>
          <table:table-cell office:value-type="string" calcext:value-type="string">
            <text:p><text:a xlink:href="mailto:sspooner@mullanschools.com" xlink:type="simple">sspooner@mullanschools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6bed195-1770-43fd-b673-64e68637f5a4" xlink:type="simple">Murtaugh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Todd Jensen</text:p>
          </table:table-cell>
          <table:table-cell office:value-type="string" calcext:value-type="string">
            <text:p><text:a xlink:href="tel:+12084325451" xlink:type="simple">208-432-5451</text:a></text:p>
          </table:table-cell>
          <table:table-cell office:value-type="string" calcext:value-type="string">
            <text:p><text:a xlink:href="mailto:todd.jensen@murtaugh.k12.id.us" xlink:type="simple">todd.jensen@murtaugh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1824ddf-e612-4a9b-825d-531e2f9221a8" xlink:type="simple">Nampa Christian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ina Pelkey</text:p>
          </table:table-cell>
          <table:table-cell office:value-type="string" calcext:value-type="string">
            <text:p><text:a xlink:href="tel:+12084668451" xlink:type="simple">208-466-8451</text:a></text:p>
          </table:table-cell>
          <table:table-cell office:value-type="string" calcext:value-type="string">
            <text:p><text:a xlink:href="mailto:tpelkey@nampachristianschools.com" xlink:type="simple">tpelkey@nampachristianschools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1be5bc6-6808-4649-9ace-88146de20eba" xlink:type="simple">Nampa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Greg Carpenter</text:p>
          </table:table-cell>
          <table:table-cell office:value-type="string" calcext:value-type="string">
            <text:p><text:a xlink:href="tel:+12084980551" xlink:type="simple">208-498-0551</text:a></text:p>
          </table:table-cell>
          <table:table-cell office:value-type="string" calcext:value-type="string">
            <text:p><text:a xlink:href="mailto:gcarpenter@nsd131.org" xlink:type="simple">gcarpenter@nsd13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f908bae-e76a-4f72-830e-0ee08715b01f" xlink:type="simple">New Plymouth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allan Rupp</text:p>
          </table:table-cell>
          <table:table-cell office:value-type="string" calcext:value-type="string">
            <text:p><text:a xlink:href="tel:+12082785311" xlink:type="simple">208-278-5311</text:a> x103</text:p>
          </table:table-cell>
          <table:table-cell office:value-type="string" calcext:value-type="string">
            <text:p><text:a xlink:href="mailto:ruppd@npschools.us" xlink:type="simple">ruppd@npschools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1c6f46c-77be-429f-816c-7b198799774c" xlink:type="simple">Nezperce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allie Zenner</text:p>
          </table:table-cell>
          <table:table-cell office:value-type="string" calcext:value-type="string">
            <text:p><text:a xlink:href="tel:+12089372551" xlink:type="simple">208-937-2551</text:a></text:p>
          </table:table-cell>
          <table:table-cell office:value-type="string" calcext:value-type="string">
            <text:p><text:a xlink:href="mailto:czenner@nezpercesd.us" xlink:type="simple">czenner@nezperces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611128ff-cb56-4c91-a148-baf8ec02d190" xlink:type="simple">North Fremont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Jodi Beard</text:p>
          </table:table-cell>
          <table:table-cell office:value-type="string" calcext:value-type="string">
            <text:p><text:a xlink:href="tel:+12086527468" xlink:type="simple">208-652-7468</text:a></text:p>
          </table:table-cell>
          <table:table-cell office:value-type="string" calcext:value-type="string">
            <text:p><text:a xlink:href="mailto:jodibe@sd215.net" xlink:type="simple">jodibe@sd215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6cf34020-eecf-48fd-833e-4eced67296bb" xlink:type="simple">North Gem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ris Banks</text:p>
          </table:table-cell>
          <table:table-cell office:value-type="string" calcext:value-type="string">
            <text:p><text:a xlink:href="tel:+12086487848" xlink:type="simple">208-648-7848</text:a></text:p>
          </table:table-cell>
          <table:table-cell office:value-type="string" calcext:value-type="string">
            <text:p><text:a xlink:href="mailto:cbanks@sd149.com" xlink:type="simple">cbanks@sd149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2a31573-a216-48b9-b549-c63a1fa6e32d" xlink:type="simple">North Star Charter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oby Pinkerman</text:p>
          </table:table-cell>
          <table:table-cell office:value-type="string" calcext:value-type="string">
            <text:p><text:a xlink:href="tel:+12089399600" xlink:type="simple">208-939-9600</text:a></text:p>
          </table:table-cell>
          <table:table-cell office:value-type="string" calcext:value-type="string">
            <text:p><text:a xlink:href="mailto:tpinkerman@northstarcharter.org" xlink:type="simple">tpinkerman@northstarcharter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b79d671-0a46-4082-b717-39c1d98cb4c6" xlink:type="simple">Notus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on Conner</text:p>
          </table:table-cell>
          <table:table-cell office:value-type="string" calcext:value-type="string">
            <text:p><text:a xlink:href="tel:+12085715892" xlink:type="simple">208-571-5892</text:a></text:p>
          </table:table-cell>
          <table:table-cell office:value-type="string" calcext:value-type="string">
            <text:p><text:a xlink:href="mailto:connerj@notusschools.org" xlink:type="simple">connerj@notus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db6f7c7-cc9f-4306-bbca-1ae23880015a" xlink:type="simple">Oakley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ark Mace</text:p>
          </table:table-cell>
          <table:table-cell office:value-type="string" calcext:value-type="string">
            <text:p><text:a xlink:href="tel:+12088623328" xlink:type="simple">208-862-3328</text:a></text:p>
          </table:table-cell>
          <table:table-cell office:value-type="string" calcext:value-type="string">
            <text:p><text:a xlink:href="mailto:macmark@cassiaschools.org" xlink:type="simple">macmark@cassi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fe2ba4a-ba99-4a0e-acfe-e183f1dd87bd" xlink:type="simple">Orofino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</text:p>
          </table:table-cell>
          <table:table-cell table:style-name="ce3" office:value-type="string" calcext:value-type="string">
            <text:p/>
          </table:table-cell>
          <table:table-cell office:value-type="string" calcext:value-type="string">
            <text:p><text:a xlink:href="tel:+12084765557" xlink:type="simple">208-476-5557</text:a> x3067</text:p>
          </table:table-cell>
          <table:table-cell table:style-name="ce3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8134116-c4d8-4418-a9ae-5fde56e7bf00" xlink:type="simple">Parma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ex Willson</text:p>
          </table:table-cell>
          <table:table-cell office:value-type="string" calcext:value-type="string">
            <text:p><text:a xlink:href="tel:+12087794069" xlink:type="simple">208-779-4069</text:a></text:p>
          </table:table-cell>
          <table:table-cell office:value-type="string" calcext:value-type="string">
            <text:p><text:a xlink:href="mailto:awillson@parmaschools.org" xlink:type="simple">awillson@parm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5af7b95-6228-4d6e-bfa9-f8b698697602" xlink:type="simple">Payette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ob Dixon</text:p>
          </table:table-cell>
          <table:table-cell office:value-type="string" calcext:value-type="string">
            <text:p><text:a xlink:href="tel:+12087072222" xlink:type="simple">208-707-2222</text:a></text:p>
          </table:table-cell>
          <table:table-cell office:value-type="string" calcext:value-type="string">
            <text:p><text:a xlink:href="mailto:rodixon@payetteschools.org" xlink:type="simple">rodixon@payett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af68daff-ee92-40ad-973e-0e7e21744ead" xlink:type="simple">Pocatello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bert Parker</text:p>
          </table:table-cell>
          <table:table-cell office:value-type="string" calcext:value-type="string">
            <text:p><text:a xlink:href="tel:+12082332056" xlink:type="simple">208-233-2056</text:a></text:p>
          </table:table-cell>
          <table:table-cell office:value-type="string" calcext:value-type="string">
            <text:p><text:a xlink:href="mailto:parkerro@sd25.us" xlink:type="simple">parkerro@sd25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7bd3f8b-2c39-48ad-884f-cec51d251bef" xlink:type="simple">Post Falls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raig Christensen</text:p>
          </table:table-cell>
          <table:table-cell office:value-type="string" calcext:value-type="string">
            <text:p><text:a xlink:href="tel:+12087730581" xlink:type="simple">208-773-0581</text:a> x6314</text:p>
          </table:table-cell>
          <table:table-cell office:value-type="string" calcext:value-type="string">
            <text:p><text:a xlink:href="mailto:cchristensen@sd273.com" xlink:type="simple">cchristensen@sd273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6fbc6d4-9656-4a1a-aac8-8e85ff989982" xlink:type="simple">Potlatch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Katie Ball</text:p>
          </table:table-cell>
          <table:table-cell office:value-type="string" calcext:value-type="string">
            <text:p><text:a xlink:href="tel:+12088751231" xlink:type="simple">208-875-1231</text:a></text:p>
          </table:table-cell>
          <table:table-cell office:value-type="string" calcext:value-type="string">
            <text:p><text:a xlink:href="mailto:katie.ball@psd285.org" xlink:type="simple">katie.ball@psd285.org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https://idhsaa.org/school?id=291e9e13-014e-49ad-8e37-38c739ace121" xlink:type="simple">Prairie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Travis Mader/Jon Rehder/Kim Schumacher</text:p>
          </table:table-cell>
          <table:table-cell office:value-type="string" calcext:value-type="string">
            <text:p><text:a xlink:href="tel:+12089623901" xlink:type="simple">208-962-3901</text:a></text:p>
          </table:table-cell>
          <table:table-cell office:value-type="string" calcext:value-type="string">
            <text:p><text:a xlink:href="mailto:mader@sd242.org" xlink:type="simple">mader@sd242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3b7c0927-85f4-48dd-896f-7e7d9eda41e1" xlink:type="simple">Preston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nt Knapp</text:p>
          </table:table-cell>
          <table:table-cell office:value-type="string" calcext:value-type="string">
            <text:p><text:a xlink:href="tel:+12088520280" xlink:type="simple">208-852-0280</text:a></text:p>
          </table:table-cell>
          <table:table-cell office:value-type="string" calcext:value-type="string">
            <text:p><text:a xlink:href="mailto:brent.knapp@psd201.org" xlink:type="simple">brent.knapp@psd20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d07e3064-b204-49c9-a86a-eec5b71034e1" xlink:type="simple">Priest River Lamanna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tt George</text:p>
          </table:table-cell>
          <table:table-cell office:value-type="string" calcext:value-type="string">
            <text:p><text:a xlink:href="tel:+12089463019" xlink:type="simple">208-946-3019</text:a></text:p>
          </table:table-cell>
          <table:table-cell office:value-type="string" calcext:value-type="string">
            <text:p><text:a xlink:href="mailto:mattgeorge@sd83.org" xlink:type="simple">mattgeorge@sd83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01b95ff-182f-4fc0-8865-be8885530a8c" xlink:type="simple">Raft River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Randy Spaeth</text:p>
          </table:table-cell>
          <table:table-cell office:value-type="string" calcext:value-type="string">
            <text:p><text:a xlink:href="tel:+12086452220" xlink:type="simple">208-645-2220</text:a></text:p>
          </table:table-cell>
          <table:table-cell office:value-type="string" calcext:value-type="string">
            <text:p><text:a xlink:href="mailto:sparandy@cassiaschools.org" xlink:type="simple">sparandy@cassi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77b362e-1024-473d-8d60-128b8467d100" xlink:type="simple">Renaissance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Wyatt Tustin</text:p>
          </table:table-cell>
          <table:table-cell office:value-type="string" calcext:value-type="string">
            <text:p><text:a xlink:href="tel:+12083504380" xlink:type="simple">208-350-4380</text:a></text:p>
          </table:table-cell>
          <table:table-cell office:value-type="string" calcext:value-type="string">
            <text:p><text:a xlink:href="mailto:tustin.wyatt@westada.org" xlink:type="simple">tustin.wyatt@westada.org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https://idhsaa.org/school?id=c7585fc9-516c-4b28-8d30-3ba967251d01" xlink:type="simple">Richfield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aren Lezamiz / Buck Hendren</text:p>
          </table:table-cell>
          <table:table-cell office:value-type="string" calcext:value-type="string">
            <text:p><text:a xlink:href="tel:+12084872790" xlink:type="simple">208-487-2790</text:a></text:p>
          </table:table-cell>
          <table:table-cell office:value-type="string" calcext:value-type="string">
            <text:p><text:a xlink:href="mailto:kareleza@richfieldsd.org" xlink:type="simple">kareleza@richfield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ad42ce84-afa2-4e8f-80f2-85d3cde44f74" xlink:type="simple">Ridgevue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ed Reynolds</text:p>
          </table:table-cell>
          <table:table-cell office:value-type="string" calcext:value-type="string">
            <text:p><text:a xlink:href="tel:+12084534480" xlink:type="simple">208-453-4480</text:a> x1497</text:p>
          </table:table-cell>
          <table:table-cell office:value-type="string" calcext:value-type="string">
            <text:p><text:a xlink:href="mailto:reynoldste@tfsd.org" xlink:type="simple">reynoldste@tf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d9be980f-3918-4941-ba61-2607722246de" xlink:type="simple">Rigby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Justin Jones</text:p>
          </table:table-cell>
          <table:table-cell office:value-type="string" calcext:value-type="string">
            <text:p><text:a xlink:href="tel:+12087457704" xlink:type="simple">208-745-7704</text:a></text:p>
          </table:table-cell>
          <table:table-cell office:value-type="string" calcext:value-type="string">
            <text:p><text:a xlink:href="mailto:jujones@sd251.org" xlink:type="simple">jujones@sd25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0ab8096-5188-47fa-b9cf-897d48c1ae15" xlink:type="simple">Rimrock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shley Merrick</text:p>
          </table:table-cell>
          <table:table-cell office:value-type="string" calcext:value-type="string">
            <text:p><text:a xlink:href="tel:+12088342260" xlink:type="simple">208-834-2260</text:a></text:p>
          </table:table-cell>
          <table:table-cell office:value-type="string" calcext:value-type="string">
            <text:p><text:a xlink:href="mailto:amerrick@sd365.us" xlink:type="simple">amerrick@sd365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06917b9-2405-4a23-9e36-16f4ed641934" xlink:type="simple">Ririe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Matt Harris</text:p>
          </table:table-cell>
          <table:table-cell office:value-type="string" calcext:value-type="string">
            <text:p><text:a xlink:href="tel:+12085387311" xlink:type="simple">208-538-7311</text:a> x151</text:p>
          </table:table-cell>
          <table:table-cell office:value-type="string" calcext:value-type="string">
            <text:p><text:a xlink:href="mailto:mharris@ririe252.org" xlink:type="simple">mharris@ririe252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6af8c1e-c035-4b9a-b384-52f37c0bd51b" xlink:type="simple">Riverstone International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an Neef</text:p>
          </table:table-cell>
          <table:table-cell office:value-type="string" calcext:value-type="string">
            <text:p><text:a xlink:href="tel:+12089549926" xlink:type="simple">208-954-9926</text:a></text:p>
          </table:table-cell>
          <table:table-cell office:value-type="string" calcext:value-type="string">
            <text:p><text:a xlink:href="mailto:dneef@riverstoneschool.org" xlink:type="simple">dneef@riverstoneschool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6087717-27c7-493c-adc7-2a6945d1ca53" xlink:type="simple">Rockland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drew Nelson</text:p>
          </table:table-cell>
          <table:table-cell office:value-type="string" calcext:value-type="string">
            <text:p><text:a xlink:href="tel:+12085482221" xlink:type="simple">208-548-2221</text:a> x2527</text:p>
          </table:table-cell>
          <table:table-cell office:value-type="string" calcext:value-type="string">
            <text:p><text:a xlink:href="mailto:nelsandy@rbulldogs.org" xlink:type="simple">nelsandy@rbulldog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c340f3d-c5ef-4555-bec3-01d47387f47c" xlink:type="simple">Rocky Mountain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roy Rice</text:p>
          </table:table-cell>
          <table:table-cell office:value-type="string" calcext:value-type="string">
            <text:p><text:a xlink:href="tel:+12083504358" xlink:type="simple">208-350-4358</text:a></text:p>
          </table:table-cell>
          <table:table-cell office:value-type="string" calcext:value-type="string">
            <text:p><text:a xlink:href="mailto:rice.troy@westada.org" xlink:type="simple">rice.troy@westada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29645b3-5a6d-46d3-881d-9c062f56b69d" xlink:type="simple">Sage International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rron Walton</text:p>
          </table:table-cell>
          <table:table-cell office:value-type="string" calcext:value-type="string">
            <text:p><text:a xlink:href="tel:+12083437243" xlink:type="simple">208-343-7243</text:a></text:p>
          </table:table-cell>
          <table:table-cell office:value-type="string" calcext:value-type="string">
            <text:p><text:a xlink:href="mailto:arron.walton@sageinternationalschool.org" xlink:type="simple">arron.walton@sageinternationalschool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8d1c1f4-64b7-4835-b2c9-1ffa0b0ab706" xlink:type="simple">Salmon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Jeremy Burgess</text:p>
          </table:table-cell>
          <table:table-cell office:value-type="string" calcext:value-type="string">
            <text:p><text:a xlink:href="tel:+12087562415" xlink:type="simple">208-756-2415</text:a></text:p>
          </table:table-cell>
          <table:table-cell office:value-type="string" calcext:value-type="string">
            <text:p><text:a xlink:href="mailto:jeremy.burgess@salmon291.org" xlink:type="simple">jeremy.burgess@salmon29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719d3de-cb24-49ab-a4dc-075811acad7c" xlink:type="simple">Salmon River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aula Tucker</text:p>
          </table:table-cell>
          <table:table-cell office:value-type="string" calcext:value-type="string">
            <text:p><text:a xlink:href="tel:+12086304997" xlink:type="simple">208-630-4997</text:a></text:p>
          </table:table-cell>
          <table:table-cell office:value-type="string" calcext:value-type="string">
            <text:p><text:a xlink:href="mailto:ptucker06@hotmail.com" xlink:type="simple">ptucker06@hotmail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f15083a-d9ba-4ca3-8314-4936b6b4f94b" xlink:type="simple">Sandpoint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ris Knowles</text:p>
          </table:table-cell>
          <table:table-cell office:value-type="string" calcext:value-type="string">
            <text:p><text:a xlink:href="tel:+12082633034" xlink:type="simple">208-263-3034</text:a> x4017</text:p>
          </table:table-cell>
          <table:table-cell office:value-type="string" calcext:value-type="string">
            <text:p><text:a xlink:href="mailto:kris.knowles@lposd.org" xlink:type="simple">kris.knowles@lpo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3cdab6f-e9bd-46a2-9504-9b9a67b868fe" xlink:type="simple">Shelley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Josh Wells</text:p>
          </table:table-cell>
          <table:table-cell office:value-type="string" calcext:value-type="string">
            <text:p><text:a xlink:href="tel:+12083577400" xlink:type="simple">208-357-7400</text:a> x403</text:p>
          </table:table-cell>
          <table:table-cell office:value-type="string" calcext:value-type="string">
            <text:p><text:a xlink:href="mailto:jwells@shelleyschools.org" xlink:type="simple">jwells@shelley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2b76e25-986a-49db-8cbc-bdc02e001496" xlink:type="simple">Shoshone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Tim Chapman</text:p>
          </table:table-cell>
          <table:table-cell office:value-type="string" calcext:value-type="string">
            <text:p><text:a xlink:href="tel:+12088862381" xlink:type="simple">208-886-2381</text:a> x212</text:p>
          </table:table-cell>
          <table:table-cell office:value-type="string" calcext:value-type="string">
            <text:p><text:a xlink:href="mailto:tim.chapman@shoshonesd.org" xlink:type="simple">tim.chapman@shoshone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e220d749-e956-41a4-bd01-95049fcccbab" xlink:type="simple">Shoshone-Bannock High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en Mayo</text:p>
          </table:table-cell>
          <table:table-cell office:value-type="string" calcext:value-type="string">
            <text:p><text:a xlink:href="tel:+12082384200" xlink:type="simple">208-238-4200</text:a></text:p>
          </table:table-cell>
          <table:table-cell office:value-type="string" calcext:value-type="string">
            <text:p><text:a xlink:href="mailto:amayo@sbd537.org" xlink:type="simple">amayo@sbd537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5d25cf2-ad5d-4569-8218-9180b9c13e8e" xlink:type="simple">Skyline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regg Baczuk</text:p>
          </table:table-cell>
          <table:table-cell office:value-type="string" calcext:value-type="string">
            <text:p><text:a xlink:href="tel:+12085257767" xlink:type="simple">208-525-7767</text:a></text:p>
          </table:table-cell>
          <table:table-cell office:value-type="string" calcext:value-type="string">
            <text:p><text:a xlink:href="mailto:baczgreg@d91.k12.id.us" xlink:type="simple">baczgreg@d91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4259e35-2631-4e88-b4d1-122401d8893a" xlink:type="simple">Skyview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Eric Bonds</text:p>
          </table:table-cell>
          <table:table-cell office:value-type="string" calcext:value-type="string">
            <text:p><text:a xlink:href="tel:+12084980561" xlink:type="simple">208-498-0561</text:a> x5340</text:p>
          </table:table-cell>
          <table:table-cell office:value-type="string" calcext:value-type="string">
            <text:p><text:a xlink:href="mailto:ebonds@nsd131.org" xlink:type="simple">ebonds@nsd13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d81a7217-41ab-4c48-81a7-116029ce795b" xlink:type="simple">Snake River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bert Coombs</text:p>
          </table:table-cell>
          <table:table-cell office:value-type="string" calcext:value-type="string">
            <text:p><text:a xlink:href="tel:+12086843061" xlink:type="simple">208-684-3061</text:a></text:p>
          </table:table-cell>
          <table:table-cell office:value-type="string" calcext:value-type="string">
            <text:p><text:a xlink:href="mailto:coomrobe@snakeriver.org" xlink:type="simple">coomrobe@snakeriver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2f00ead0-a458-4b4a-a7c5-a678c85d2f63" xlink:type="simple">Soda Springs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eff Uskoski</text:p>
          </table:table-cell>
          <table:table-cell office:value-type="string" calcext:value-type="string">
            <text:p><text:a xlink:href="tel:+12082205771" xlink:type="simple">208-220-5771</text:a></text:p>
          </table:table-cell>
          <table:table-cell office:value-type="string" calcext:value-type="string">
            <text:p><text:a xlink:href="mailto:uskojeff@sodaschools.org" xlink:type="simple">uskojeff@soda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47c4ccaf-a927-4230-9885-f360913b6f2d" xlink:type="simple">South Fremont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hris Tucker</text:p>
          </table:table-cell>
          <table:table-cell office:value-type="string" calcext:value-type="string">
            <text:p><text:a xlink:href="tel:+12086243416" xlink:type="simple">208-624-3416</text:a></text:p>
          </table:table-cell>
          <table:table-cell office:value-type="string" calcext:value-type="string">
            <text:p><text:a xlink:href="mailto:ctucker@sd215.net" xlink:type="simple">ctucker@sd215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5ba15883-6861-4c17-a678-81cf874cdd46" xlink:type="simple">St Maries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dd Gilkey</text:p>
          </table:table-cell>
          <table:table-cell office:value-type="string" calcext:value-type="string">
            <text:p><text:a xlink:href="tel:+12082452142" xlink:type="simple">208-245-2142</text:a></text:p>
          </table:table-cell>
          <table:table-cell office:value-type="string" calcext:value-type="string">
            <text:p><text:a xlink:href="mailto:tgilkey@sd41.org" xlink:type="simple">tgilkey@sd4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637d7413-0802-4391-8483-cb1a131ff571" xlink:type="simple">St. John Bosco Academy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argaret Frei</text:p>
          </table:table-cell>
          <table:table-cell office:value-type="string" calcext:value-type="string">
            <text:p><text:a xlink:href="tel:+14064391650" xlink:type="simple">406-439-1650</text:a></text:p>
          </table:table-cell>
          <table:table-cell office:value-type="string" calcext:value-type="string">
            <text:p><text:a xlink:href="mailto:margaretmfrei@gmail.com" xlink:type="simple">margaretmfrei@gmail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7908d18-2c48-4d24-9d19-63e2de855650" xlink:type="simple">Sugar-Salem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Jay Miller</text:p>
          </table:table-cell>
          <table:table-cell office:value-type="string" calcext:value-type="string">
            <text:p><text:a xlink:href="tel:+12083560274" xlink:type="simple">208-356-0274</text:a></text:p>
          </table:table-cell>
          <table:table-cell office:value-type="string" calcext:value-type="string">
            <text:p><text:a xlink:href="mailto:jmiller@sugarsalem.com" xlink:type="simple">jmiller@sugarsalem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71591cb-b185-42e0-a70d-f56de693447a" xlink:type="simple">Sun Valley Community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Richard Whitelaw</text:p>
          </table:table-cell>
          <table:table-cell office:value-type="string" calcext:value-type="string">
            <text:p><text:a xlink:href="tel:+12087277776" xlink:type="simple">208-727-7776</text:a></text:p>
          </table:table-cell>
          <table:table-cell office:value-type="string" calcext:value-type="string">
            <text:p><text:a xlink:href="mailto:rwhitelaw@communityschool.org" xlink:type="simple">rwhitelaw@communityschool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3e35cb5a-6d28-4fcd-bfba-e2ae558d5f6f" xlink:type="simple">Taylor's Crossing Public Charter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eth H. Boyle</text:p>
          </table:table-cell>
          <table:table-cell office:value-type="string" calcext:value-type="string">
            <text:p><text:a xlink:href="tel:+12085520937" xlink:type="simple">208-552-0937</text:a></text:p>
          </table:table-cell>
          <table:table-cell office:value-type="string" calcext:value-type="string">
            <text:p><text:a xlink:href="mailto:sboyle@tceagles.org" xlink:type="simple">sboyle@tceagle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d2867d1-e971-4e41-a4b7-2efaec143568" xlink:type="simple">Teton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Brody Birch</text:p>
          </table:table-cell>
          <table:table-cell office:value-type="string" calcext:value-type="string">
            <text:p><text:a xlink:href="tel:+12082285924" xlink:type="simple">208-228-5924</text:a></text:p>
          </table:table-cell>
          <table:table-cell office:value-type="string" calcext:value-type="string">
            <text:p><text:a xlink:href="mailto:bbirch@d401.k12.id.us" xlink:type="simple">bbirch@d401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ed42dc1-e5cc-4d81-82bc-f3d0138f259e" xlink:type="simple">Thunder Ridge High School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ody Jackson</text:p>
          </table:table-cell>
          <table:table-cell office:value-type="string" calcext:value-type="string">
            <text:p><text:a xlink:href="tel:+12085234739" xlink:type="simple">208-523-4739</text:a></text:p>
          </table:table-cell>
          <table:table-cell office:value-type="string" calcext:value-type="string">
            <text:p><text:a xlink:href="mailto:jacksonc@d93.k12.id.us" xlink:type="simple">jacksonc@d93.k12.id.u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c38ef60-8829-455c-b6e4-889f9ab5079c" xlink:type="simple">Timberlake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m Cronnelly</text:p>
          </table:table-cell>
          <table:table-cell office:value-type="string" calcext:value-type="string">
            <text:p><text:a xlink:href="tel:+12086236303" xlink:type="simple">208-623-6303</text:a></text:p>
          </table:table-cell>
          <table:table-cell office:value-type="string" calcext:value-type="string">
            <text:p><text:a xlink:href="mailto:tcronnelly@lakeland272.org" xlink:type="simple">tcronnelly@lakeland272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63c48652-5261-4c8a-91e8-d6895ca2a8e1" xlink:type="simple">Timberline High School - Boise</text:a>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ol Gropp</text:p>
          </table:table-cell>
          <table:table-cell office:value-type="string" calcext:value-type="string">
            <text:p><text:a xlink:href="tel:+12088546273" xlink:type="simple">208-854-6273</text:a></text:p>
          </table:table-cell>
          <table:table-cell office:value-type="string" calcext:value-type="string">
            <text:p><text:a xlink:href="mailto:tol.gropp@boiseschools.org" xlink:type="simple">tol.gropp@bois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1044b93-4350-467b-9d72-b70b7b22056c" xlink:type="simple">Timberline High School - Weippe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ori Pinque</text:p>
          </table:table-cell>
          <table:table-cell office:value-type="string" calcext:value-type="string">
            <text:p><text:a xlink:href="tel:+12084354411" xlink:type="simple">208-435-4411</text:a></text:p>
          </table:table-cell>
          <table:table-cell office:value-type="string" calcext:value-type="string">
            <text:p><text:a xlink:href="mailto:pinquec@jsd171.org" xlink:type="simple">pinquec@jsd171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3bd90c74-009f-4ad2-9885-7d4c3b26bf9a" xlink:type="simple">Troy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James Stoner</text:p>
          </table:table-cell>
          <table:table-cell office:value-type="string" calcext:value-type="string">
            <text:p><text:a xlink:href="tel:+12088352361" xlink:type="simple">208-835-2361</text:a></text:p>
          </table:table-cell>
          <table:table-cell office:value-type="string" calcext:value-type="string">
            <text:p><text:a xlink:href="mailto:jstoner@troysd287.org" xlink:type="simple">jstoner@troysd287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e55d780-bdf0-4bc3-a850-568b08ccd9f1" xlink:type="simple">Twin Falls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Nancy Jones</text:p>
          </table:table-cell>
          <table:table-cell office:value-type="string" calcext:value-type="string">
            <text:p><text:a xlink:href="tel:+12087336551" xlink:type="simple">208-733-6551</text:a> x3003</text:p>
          </table:table-cell>
          <table:table-cell office:value-type="string" calcext:value-type="string">
            <text:p><text:a xlink:href="mailto:jonesna@tfsd.org" xlink:type="simple">jonesna@tf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9537729-9b46-49e4-b3a8-2f0bddc7faa3" xlink:type="simple">Valley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rian Hardy</text:p>
          </table:table-cell>
          <table:table-cell office:value-type="string" calcext:value-type="string">
            <text:p><text:a xlink:href="tel:+12088295961" xlink:type="simple">208-829-5961</text:a></text:p>
          </table:table-cell>
          <table:table-cell office:value-type="string" calcext:value-type="string">
            <text:p><text:a xlink:href="mailto:hardyb@valley262.org" xlink:type="simple">hardyb@valley262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b76ecaf4-9684-485e-b607-b62de7bd1590" xlink:type="simple">Vallivue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ony Brulotte</text:p>
          </table:table-cell>
          <table:table-cell office:value-type="string" calcext:value-type="string">
            <text:p><text:a xlink:href="tel:+12082515964" xlink:type="simple">208-251-5964</text:a></text:p>
          </table:table-cell>
          <table:table-cell office:value-type="string" calcext:value-type="string">
            <text:p><text:a xlink:href="mailto:anthony.brulotte@vallivue.org" xlink:type="simple">anthony.brulotte@vallivue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028fdaa-121e-4d9b-9881-58ece49d2c91" xlink:type="simple">Victory Charter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Leela Schafer</text:p>
          </table:table-cell>
          <table:table-cell office:value-type="string" calcext:value-type="string">
            <text:p><text:a xlink:href="tel:+12084429400" xlink:type="simple">208-442-9400</text:a></text:p>
          </table:table-cell>
          <table:table-cell office:value-type="string" calcext:value-type="string">
            <text:p><text:a xlink:href="mailto:lschafer@victorycharterschool.net" xlink:type="simple">lschafer@victorycharterschool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49d0a4c-8a13-4703-bdc2-19addb9db1e1" xlink:type="simple">Vision Charter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arcos Sanchez</text:p>
          </table:table-cell>
          <table:table-cell office:value-type="string" calcext:value-type="string">
            <text:p><text:a xlink:href="tel:+12084559220" xlink:type="simple">208-455-9220</text:a></text:p>
          </table:table-cell>
          <table:table-cell office:value-type="string" calcext:value-type="string">
            <text:p><text:a xlink:href="mailto:marcossanchez@visioncsd.org" xlink:type="simple">marcossanchez@visionc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f2f4d95-d50e-4271-bc2e-45d123483014" xlink:type="simple">Wallace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ruce Bailey</text:p>
          </table:table-cell>
          <table:table-cell office:value-type="string" calcext:value-type="string">
            <text:p><text:a xlink:href="tel:+12087535315" xlink:type="simple">208-753-5315</text:a></text:p>
          </table:table-cell>
          <table:table-cell office:value-type="string" calcext:value-type="string">
            <text:p><text:a xlink:href="mailto:bbailey@wsd393.org" xlink:type="simple">bbailey@wsd393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cc572759-2e7d-4e7a-8156-caae334253d7" xlink:type="simple">Watersprings School</text:a></text:p>
          </table:table-cell>
          <table:table-cell office:value-type="string" calcext:value-type="string">
            <text:p>1AD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cott Moe</text:p>
          </table:table-cell>
          <table:table-cell office:value-type="string" calcext:value-type="string">
            <text:p><text:a xlink:href="tel:+14252896996" xlink:type="simple">425-289-6996</text:a></text:p>
          </table:table-cell>
          <table:table-cell office:value-type="string" calcext:value-type="string">
            <text:p><text:a xlink:href="mailto:ad@watersprings.net" xlink:type="simple">ad@watersprings.n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fe036a6b-33d9-456f-9aef-cd26fb2f267d" xlink:type="simple">Weiser High School</text:a>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yler Grant</text:p>
          </table:table-cell>
          <table:table-cell office:value-type="string" calcext:value-type="string">
            <text:p><text:a xlink:href="tel:+12084142595" xlink:type="simple">208-414-2595</text:a></text:p>
          </table:table-cell>
          <table:table-cell office:value-type="string" calcext:value-type="string">
            <text:p><text:a xlink:href="mailto:grantt@weiserschools.org" xlink:type="simple">grantt@weiser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8366dac-a1f6-4079-b077-84f93c029f5e" xlink:type="simple">Wendell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ike Green</text:p>
          </table:table-cell>
          <table:table-cell office:value-type="string" calcext:value-type="string">
            <text:p><text:a xlink:href="tel:+12085360385" xlink:type="simple">208-536-0385</text:a></text:p>
          </table:table-cell>
          <table:table-cell office:value-type="string" calcext:value-type="string">
            <text:p><text:a xlink:href="mailto:mgreen@wendellschools.org" xlink:type="simple">mgreen@wendell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85308ed2-2ef1-4776-94c4-62a1d87053db" xlink:type="simple">West Jefferson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avid Hadley</text:p>
          </table:table-cell>
          <table:table-cell office:value-type="string" calcext:value-type="string">
            <text:p><text:a xlink:href="tel:+12085211904" xlink:type="simple">208-521-1904</text:a></text:p>
          </table:table-cell>
          <table:table-cell office:value-type="string" calcext:value-type="string">
            <text:p><text:a xlink:href="mailto:hadleyd@wjsd.org" xlink:type="simple">hadleyd@wjsd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7b2acc24-5139-4d31-a203-12aecd4072e9" xlink:type="simple">West Side High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ler Telford</text:p>
          </table:table-cell>
          <table:table-cell office:value-type="string" calcext:value-type="string">
            <text:p><text:a xlink:href="tel:+12087473411" xlink:type="simple">208-747-3411</text:a></text:p>
          </table:table-cell>
          <table:table-cell office:value-type="string" calcext:value-type="string">
            <text:p><text:a xlink:href="mailto:hsprincipal1617@westside202.com" xlink:type="simple">hsprincipal1617@westside202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934f092f-83f7-43c5-b955-c201fe5ba3b4" xlink:type="simple">Wilder High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Kyle DalSoglio</text:p>
          </table:table-cell>
          <table:table-cell office:value-type="string" calcext:value-type="string">
            <text:p><text:a xlink:href="tel:+12083377400" xlink:type="simple">208-337-7400</text:a></text:p>
          </table:table-cell>
          <table:table-cell office:value-type="string" calcext:value-type="string">
            <text:p><text:a xlink:href="mailto:kdalsogl@wilderschools.org" xlink:type="simple">kdalsogl@wilder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6a94e1bd-a8b1-4a2b-8c63-5a03cff75602" xlink:type="simple">Wood River High School</text:a>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evin Stilling</text:p>
          </table:table-cell>
          <table:table-cell office:value-type="string" calcext:value-type="string">
            <text:p><text:a xlink:href="tel:+12085785020" xlink:type="simple">208-578-5020</text:a> x2295</text:p>
          </table:table-cell>
          <table:table-cell office:value-type="string" calcext:value-type="string">
            <text:p><text:a xlink:href="mailto:kstilling@blaineschools.org" xlink:type="simple">kstilling@blaineschools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a0f0b009-f0f2-4038-9a31-64e2569b5998" xlink:type="simple">Xavier Charter School</text:a>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Jonathan Goss</text:p>
          </table:table-cell>
          <table:table-cell office:value-type="string" calcext:value-type="string">
            <text:p><text:a xlink:href="tel:+12087343947" xlink:type="simple">208-734-3947</text:a></text:p>
          </table:table-cell>
          <table:table-cell office:value-type="string" calcext:value-type="string">
            <text:p><text:a xlink:href="mailto:jgoss@xaviercharter.org" xlink:type="simple">jgoss@xaviercharter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00f2c548-3c81-41e1-a622-a32eb8a3de54" xlink:type="simple">Immaculate Conception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r. Thomas Brooks</text:p>
          </table:table-cell>
          <table:table-cell office:value-type="string" calcext:value-type="string">
            <text:p><text:a xlink:href="tel:+12087732312" xlink:type="simple">208-773-2312</text:a></text:p>
          </table:table-cell>
          <table:table-cell office:value-type="string" calcext:value-type="string">
            <text:p><text:a xlink:href="mailto:viceprincipal20@sspx.org" xlink:type="simple">viceprincipal20@sspx.org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a164faf9-9767-46c6-a3cb-f7b30f9763fb" xlink:type="simple">North Idaho Christian School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alon Peters</text:p>
          </table:table-cell>
          <table:table-cell office:value-type="string" calcext:value-type="string">
            <text:p><text:a xlink:href="tel:+19282741716" xlink:type="simple">928-274-1716</text:a></text:p>
          </table:table-cell>
          <table:table-cell office:value-type="string" calcext:value-type="string">
            <text:p><text:a xlink:href="mailto:jalonpeters@yahoo.com" xlink:type="simple">jalonpeters@yahoo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idhsaa.org/school?id=1ff79286-8c93-4082-b1f7-7f8b67d2c90c" xlink:type="simple">Twin Falls Christian Academy</text:a></text:p>
          </table:table-cell>
          <table:table-cell office:value-type="string" calcext:value-type="string">
            <text:p>1AD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rent Walker</text:p>
          </table:table-cell>
          <table:table-cell office:value-type="string" calcext:value-type="string">
            <text:p><text:a xlink:href="tel:+12087331452" xlink:type="simple">208-733-1452</text:a></text:p>
          </table:table-cell>
          <table:table-cell office:value-type="string" calcext:value-type="string">
            <text:p><text:a xlink:href="mailto:bwalker@tfcawarriors.com" xlink:type="simple">bwalker@tfcawarriors.com</text:a>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20:53:54.974967731</meta:creation-date>
    <dc:date>2020-06-25T18:08:10.522390130</dc:date>
    <meta:editing-duration>P1DT21H3M59S</meta:editing-duration>
    <meta:editing-cycles>1</meta:editing-cycles>
    <meta:document-statistic meta:table-count="1" meta:cell-count="1008" meta:object-count="0"/>
    <meta:generator>LibreOffice/6.2.0.3$MacOSX_X86_64 LibreOffice_project/98c6a8a1c6c7b144ce3cc729e34964b47ce25d62</meta:generator>
    <meta:user-defined meta:name=""/>
  </office:meta>
</office:document-meta>
</file>